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41000002BD0B6CB01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0400" officeooo:paragraph-rsid="001f04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GRAMA EMPLEO</text:p>
      <text:p text:style-name="P1"><draw:frame draw:style-name="fr1" draw:name="Imagen1" text:anchor-type="paragraph" svg:x="0.023cm" svg:y="0.196cm" svg:width="17cm" svg:height="14.305cm" draw:z-index="0"><draw:image xlink:href="Pictures/1000020100000341000002BD0B6CB01F.png" xlink:type="simple" xlink:show="embed" xlink:actuate="onLoad"/></draw:frame>NOTA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21:02:33.197000000</meta:creation-date>
    <dc:date>2014-11-20T21:14:35.210000000</dc:date>
    <meta:editing-duration>PT10M29S</meta:editing-duration>
    <meta:editing-cycles>1</meta:editing-cycles>
    <meta:document-statistic meta:table-count="0" meta:image-count="1" meta:object-count="0" meta:page-count="1" meta:paragraph-count="2" meta:word-count="3" meta:character-count="21" meta:non-whitespace-character-count="20"/>
    <meta:generator>LibreOffice/4.3.4.1$Windows_x86 LibreOffice_project/bc356b2f991740509f321d70e4512a6a54c5f243</meta:generator>
  </office:meta>
</office:document-meta>
</file>